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bold" fo:background-color="transparent" style:font-name-asian="Times New Roman" style:font-name-complex="Times New Roman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 style:list-style-name="L2">
      <style:paragraph-properties fo:margin-left="-0.25in" fo:margin-right="0in" fo:line-height="100%" fo:text-align="start" style:justify-single-word="false" fo:text-indent="0.25in" style:auto-text-indent="false"/>
    </style:style>
    <style:style style:name="P4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5" style:family="paragraph" style:parent-style-name="Standard" style:list-style-name="L2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 style:list-style-name="L1">
      <style:paragraph-properties fo:margin-left="-0.25in" fo:margin-right="0in" fo:line-height="100%" fo:text-align="start" style:justify-single-word="false" fo:text-indent="0.25in" style:auto-text-indent="false"/>
      <style:text-properties style:use-window-font-color="true" style:font-name="Times New Roman" fo:font-size="12pt" fo:font-weight="normal" officeooo:rsid="0011bf05" officeooo:paragraph-rsid="0011bf05" fo:background-color="transparent" style:font-name-asian="Times New Roman" style:font-name-complex="Times New Roman"/>
    </style:style>
    <style:style style:name="T1" style:family="text">
      <style:text-properties style:use-window-font-color="true" style:font-name="Times New Roman" fo:font-size="12pt" fo:font-weight="normal" fo:background-color="transparent" loext:char-shading-value="0" style:font-name-asian="Times New Roman" style:font-name-complex="Times New Roman"/>
    </style:style>
    <style:style style:name="T2" style:family="text">
      <style:text-properties style:use-window-font-color="true" style:font-name="Times New Roman" fo:font-size="12pt" fo:font-style="italic" fo:font-weight="normal" fo:background-color="transparent" loext:char-shading-value="0" style:font-name-asian="Times New Roman" style:font-name-complex="Times New Roman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at needs to be done:</text:p>
      <text:list xml:id="list8201301071633993894" text:style-name="L1">
        <text:list-item>
          <text:p text:style-name="P4">Score system. -CHECK</text:p>
        </text:list-item>
        <text:list-item>
          <text:p text:style-name="P4">High Score table. - CHECK</text:p>
        </text:list-item>
        <text:list-item>
          <text:p text:style-name="P4">"Lives" indicator. - CHECK</text:p>
        </text:list-item>
        <text:list-item>
          <text:p text:style-name="P4">Enemy bullets that are shot at the player. - CHECK</text:p>
        </text:list-item>
        <text:list-item>
          <text:p text:style-name="P4">Spread shots (Includes 360 spreads.)</text:p>
        </text:list-item>
        <text:list-item>
          <text:p text:style-name="P4">A boss fight at the end of the stage. - CHECK (Just finish AI)</text:p>
        </text:list-item>
        <text:list-item>
          <text:p text:style-name="P4">Have enemy type #3 take multiple hits to destroy. - CHECK</text:p>
        </text:list-item>
        <text:list-item>
          <text:p text:style-name="P4">Smaller player hitbox. -CHECK</text:p>
        </text:list-item>
        <text:list-item>
          <text:p text:style-name="P6">Pre-Boss Warning Sign</text:p>
        </text:list-item>
      </text:list>
      <text:p text:style-name="P2"/>
      <text:p text:style-name="P1">What would be nice to have:</text:p>
      <text:list xml:id="list917728774320820191" text:style-name="L2">
        <text:list-item>
          <text:p text:style-name="P5">Multiple stages, each with their own boss or bosses. (3-5 max)</text:p>
        </text:list-item>
        <text:list-item>
          <text:p text:style-name="P5">New weapons obtained after beating bosses. (Use the "C" key to cycle through them.)</text:p>
        </text:list-item>
        <text:list-item>
          <text:p text:style-name="P5">Boss health bars.</text:p>
        </text:list-item>
        <text:list-item>
          <text:p text:style-name="P5">More enemy types and behaviors.</text:p>
        </text:list-item>
        <text:list-item>
          <text:p text:style-name="P3"><text:span text:style-name="T1">Multiple loops (A "loop" means that upon beating the last boss, the game is reset to stage 1, but at a </text:span><text:span text:style-name="T2">much higher</text:span><text:span text:style-name="T1"> difficulty level.)</text:span></text:p>
        </text:list-item>
        <text:list-item>
          <text:p text:style-name="P5">True final boss that can only be fought at the end of loop 2 and above.</text:p>
        </text:list-item>
        <text:list-item>
          <text:p text:style-name="P5">A good name for the g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1T20:55:25.006439408</dc:date>
    <dc:creator>Zachary Haney</dc:creator>
    <meta:editing-duration>PT48S</meta:editing-duration>
    <meta:editing-cycles>1</meta:editing-cycles>
    <meta:document-statistic meta:table-count="0" meta:image-count="0" meta:object-count="0" meta:page-count="1" meta:paragraph-count="18" meta:word-count="166" meta:character-count="813" meta:non-whitespace-character-count="681"/>
    <meta:generator>LibreOffice/4.3.7.2$Linux_X86_64 LibreOffice_project/430$Build-2</meta:generator>
  </office:meta>
</office:document-meta>
</file>